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1374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2063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0.3063in"/>
    </style:style>
    <style:style style:name="co8" style:family="table-column">
      <style:table-column-properties fo:break-before="auto" style:column-width="0.1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-bottom="0.0138in" fo:padding-left="0.0555in" fo:padding-right="0.0555in" fo:padding-top="0.0138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74pt solid #000000" fo:padding-bottom="0.0138in" fo:padding-left="0.0555in" fo:padding-right="0.0555in" fo:padding-top="0.0138in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3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0.74pt solid #000000" style:vertical-align="middle"/>
      <style:paragraph-properties fo:text-align="end" fo:margin-left="0in"/>
    </style:style>
    <style:style style:name="ce6" style:family="table-cell" style:parent-style-name="Default" style:data-style-name="N3">
      <style:table-cell-properties fo:border-bottom="none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end" fo:margin-left="0in"/>
    </style:style>
    <style:style style:name="ce7" style:family="table-cell" style:parent-style-name="Default" style:data-style-name="N3">
      <style:table-cell-properties fo:border-bottom="0.74pt solid #000000" fo:background-color="#ffffff" style:text-align-source="fix" style:repeat-content="false" fo:border-left="0.74pt solid #000000" fo:padding-bottom="0.0138in" fo:padding-left="0.0555in" fo:padding-right="0.0555in" fo:padding-top="0.0138in" fo:border-right="0.74pt solid #000000" fo:border-top="none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padding-bottom="0.0138in" fo:padding-left="0.0555in" fo:padding-right="0.0555in" fo:padding-top="0.0138in" style:vertical-align="middle"/>
      <style:paragraph-properties fo:text-align="end" fo:margin-left="0in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in"/>
    </style:style>
    <style:style style:name="ce13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Parity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style-name="ce3" office:value-type="string" calcext:value-type="string" table:number-columns-spanned="1" table:number-rows-spanned="2">
            <text:p>S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covered-table-cell table:style-name="ce4"/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style-name="ce5" office:value-type="float" office:value="-131072" calcext:value-type="float">
            <text:p>-131,072</text:p>
          </table:table-cell>
          <table:table-cell table:number-columns-repeated="3"/>
          <table:table-cell table:style-name="ce9"/>
          <table:table-cell table:style-name="ce12" office:value-type="string" calcext:value-type="string" table:number-columns-spanned="1" table:number-rows-spanned="18">
            <text:p>18 total bits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style-name="ce6" office:value-type="float" office:value="65536" calcext:value-type="float">
            <text:p>65,536</text:p>
          </table:table-cell>
          <table:table-cell/>
          <table:table-cell table:style-name="ce9"/>
          <table:table-cell table:style-name="ce12" office:value-type="string" calcext:value-type="string" table:number-columns-spanned="1" table:number-rows-spanned="17">
            <text:p>17 significant bits</text:p>
          </table:table-cell>
          <table:table-cell table:style-name="ce10"/>
          <table:covered-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6" office:value-type="float" office:value="32768" calcext:value-type="float">
            <text:p>32,76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style-name="ce6" office:value-type="float" office:value="16384" calcext:value-type="float">
            <text:p>16,38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style-name="ce6" office:value-type="float" office:value="8192" calcext:value-type="float">
            <text:p>8,19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6" office:value-type="float" office:value="4096" calcext:value-type="float">
            <text:p>4,09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style-name="ce6" office:value-type="float" office:value="2048" calcext:value-type="float">
            <text:p>2,04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6" office:value-type="float" office:value="1024" calcext:value-type="float">
            <text:p>1,024</text:p>
          </table:table-cell>
          <table:table-cell/>
          <table:table-cell table:style-name="ce10"/>
          <table:covered-table-cell/>
          <table:table-cell table:style-name="ce10"/>
          <table:covered-table-cell table:style-name="ce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6" office:value-type="float" office:value="512" calcext:value-type="float">
            <text:p>512</text:p>
          </table:table-cell>
          <table:table-cell/>
          <table:table-cell table:style-name="ce10"/>
          <table:covered-table-cell table:style-name="ce13"/>
          <table:table-cell table:style-name="ce10"/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256" calcext:value-type="float">
            <text:p>25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style-name="ce6" office:value-type="float" office:value="128" calcext:value-type="float">
            <text:p>12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6" office:value-type="float" office:value="64" calcext:value-type="float">
            <text:p>6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10"/>
          <table:covered-table-cell/>
          <table:table-cell table:style-name="ce10"/>
          <table:covered-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11"/>
          <table:covered-table-cell/>
          <table:table-cell table:style-name="ce11"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 table:number-columns-spanned="1" table:number-rows-spanned="2">
            <text:p>SDI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 table:number-columns-spanned="1" table:number-rows-spanned="8">
            <text:p>Label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covered-table-cell table:style-name="ce3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25:46.393953329</meta:creation-date>
    <dc:date>2023-11-26T21:06:47.869939220</dc:date>
    <meta:editing-duration>PT30M7S</meta:editing-duration>
    <meta:editing-cycles>10</meta:editing-cycles>
    <meta:generator>LibreOffice/7.3.7.2$Linux_X86_64 LibreOffice_project/30$Build-2</meta:generator>
    <meta:document-statistic meta:table-count="1" meta:cell-count="56" meta:object-count="0"/>
  </office:meta>
</office:document-meta>
</file>